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PingFang SC" svg:font-family="'PingFang SC', 'Microsoft YaHei', SimHei, Arial, SimSun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17.013cm"/>
    </style:style>
    <style:style style:name="表格2.A1" style:family="table-cell">
      <style:table-cell-properties fo:padding="0.097cm" fo:border="0.05pt solid #000000"/>
    </style:style>
    <style:style style:name="表格1" style:family="table">
      <style:table-properties style:width="15.18cm" table:align="left"/>
    </style:style>
    <style:style style:name="表格1.A" style:family="table-column">
      <style:table-column-properties style:column-width="15.18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style:font-name="Calibri" fo:font-size="16pt" style:font-size-asian="16pt" style:font-size-complex="16pt"/>
    </style:style>
    <style:style style:name="P5" style:family="paragraph" style:parent-style-name="Heading_20_1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rsid="001fef11" officeooo:paragraph-rsid="001fef11" style:font-size-asian="16pt" style:font-size-complex="16pt"/>
    </style:style>
    <style:style style:name="P7" style:family="paragraph" style:parent-style-name="Table_20_Contents">
      <style:paragraph-properties fo:margin-top="0cm" fo:margin-bottom="0.499cm" loext:contextual-spacing="false"/>
    </style:style>
    <style:style style:name="P8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1ee45c"/>
    </style:style>
    <style:style style:name="P10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11" style:family="paragraph" style:parent-style-name="Text_20_body">
      <style:paragraph-properties fo:margin-left="0cm" fo:margin-right="0cm" fo:text-indent="0.714cm" style:auto-text-indent="false"/>
      <style:text-properties fo:font-size="16pt" officeooo:rsid="00267a59" officeooo:paragraph-rsid="00267a59" style:font-size-asian="16pt" style:language-asian="zh" style:country-asian="CN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fo:font-weight="bold"/>
    </style:style>
    <style:style style:name="T6" style:family="text">
      <style:text-properties style:font-name="Wingdings"/>
    </style:style>
    <style:style style:name="T7" style:family="text">
      <style:text-properties fo:color="#008080" style:font-name="Courier New" fo:font-size="12pt"/>
    </style:style>
    <style:style style:name="T8" style:family="text">
      <style:text-properties fo:color="#3f7f7f" style:font-name="Courier New" fo:font-size="12pt"/>
    </style:style>
    <style:style style:name="T9" style:family="text">
      <style:text-properties fo:color="#000000" style:font-name="Courier New" fo:font-size="12pt"/>
    </style:style>
    <style:style style:name="T10" style:family="text">
      <style:text-properties fo:color="#3f5fbf" style:font-name="Courier New" fo:font-size="12pt"/>
    </style:style>
    <style:style style:name="T11" style:family="text">
      <style:text-properties fo:color="#3f5fbf" style:font-name-asian="Courier New" style:font-size-asian="12pt"/>
    </style:style>
    <style:style style:name="T12" style:family="text">
      <style:text-properties fo:font-variant="normal" fo:text-transform="none" fo:color="#4f4f4f" style:font-name="Calibri" fo:letter-spacing="normal" style:font-name-asian="PingFang SC" style:font-style-asian="normal" style:font-weight-asian="normal"/>
    </style:style>
    <style:style style:name="T13" style:family="text">
      <style:text-properties fo:font-variant="normal" fo:text-transform="none" fo:color="#4f4f4f" style:font-name="PingFang SC" fo:letter-spacing="normal" fo:font-style="normal" fo:font-weight="bold"/>
    </style:style>
    <style:style style:name="T14" style:family="text">
      <style:text-properties fo:font-variant="normal" fo:text-transform="none" fo:color="#4f4f4f" style:font-name="PingFang SC" fo:letter-spacing="normal" fo:font-style="normal" fo:font-weight="normal"/>
    </style:style>
    <style:style style:name="T15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5">1</text:span><text:span text:style-name="T2">　</text:span><text:span text:style-name="T4">session</text:span><text:span text:style-name="T2">失效</text:span></text:h>
      <text:p text:style-name="P10">session<text:span text:style-name="T1">失效有如下几个原因：</text:span></text:p>
      <text:p text:style-name="P11"><text:span text:style-name="T1">如果session存在就指定当前的session，如果没有就去创建</text:span></text:p>
      <text:p text:style-name="P3"><text:span text:style-name="T6">l</text:span>session.<text:span text:style-name="T15">invalidate()</text:span><text:span text:style-name="T1">方法注销</text:span><text:span text:style-name="T3">session</text:span></text:p>
      <text:p text:style-name="P3"><text:span text:style-name="Strong_20_Emphasis"><text:span text:style-name="T13">setMaxInactiveInterval(int interval)</text:span></text:span><text:span text:style-name="T12">：这个方法设置</text:span><text:span text:style-name="T14">session</text:span><text:span text:style-name="T12">的最大有效时间</text:span><text:span text:style-name="T3"> 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">//注销session</text:p>
            <text:p text:style-name="P6"><text:tab/><text:tab/>session.invalidate();</text:p>
          </table:table-cell>
        </table:table-row>
      </table:table>
      <text:p text:style-name="P4"/>
      <text:p text:style-name="P3"><text:span text:style-name="T6">l</text:span>session<text:span text:style-name="T1">超时</text:span></text:p>
      <text:p text:style-name="P2"><text:span text:style-name="T6"><text:s text:c="5"/>l</text:span>Cookie<text:span text:style-name="T1">被禁用</text:span></text:p>
      <text:p text:style-name="P1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<text:span text:style-name="T7">&lt;</text:span><text:span text:style-name="T8">session-config</text:span><text:span text:style-name="T7">&gt;</text:span><text:span text:style-name="T9"><text:tab/></text:span></text:p>
            <text:p text:style-name="P9"><text:span text:style-name="T10">&lt;!-- session</text:span><text:span text:style-name="T11">的超时时间，以分钟为单位 </text:span><text:span text:style-name="T10">--&gt;</text:span></text:p>
            <text:p text:style-name="P8"><text:span text:style-name="T9"><text:tab/></text:span><text:span text:style-name="T7">&lt;</text:span><text:span text:style-name="T8">session-timeout</text:span><text:span text:style-name="T7">&gt;</text:span><text:span text:style-name="T9">1</text:span><text:span text:style-name="T7">&lt;/</text:span><text:span text:style-name="T8">session-timeout</text:span><text:span text:style-name="T7">&gt;</text:span></text:p>
            <text:p text:style-name="P7"><text:span text:style-name="T7">&lt;/</text:span><text:span text:style-name="T8">session-config</text:span><text:span text:style-name="T7">&gt;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PingFang SC" svg:font-family="'PingFang SC', 'Microsoft YaHei', SimHei, Arial, SimSun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26S</meta:editing-duration>
    <meta:editing-cycles>7</meta:editing-cycles>
    <meta:generator>LibreOffice/5.3.0.3$Windows_X86_64 LibreOffice_project/7074905676c47b82bbcfbea1aeefc84afe1c50e1</meta:generator>
    <dc:date>2018-03-25T21:07:39.036000000</dc:date>
    <meta:document-statistic meta:table-count="2" meta:image-count="0" meta:object-count="0" meta:page-count="1" meta:paragraph-count="13" meta:word-count="90" meta:character-count="309" meta:non-whitespace-character-count="295"/>
    <meta:user-defined meta:name="Info 1"/>
    <meta:user-defined meta:name="Info 2"/>
    <meta:user-defined meta:name="Info 3"/>
    <meta:user-defined meta:name="Info 4"/>
  </office:meta>
</office:document-meta>
</file>